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ff201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9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8-07T13:16:13.628040000</dc:date>
    <meta:print-date>2025-08-07T11:58:59.179888400</meta:print-date>
    <meta:editing-cycles>408</meta:editing-cycles>
    <meta:editing-duration>PT18H3M53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